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1.F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1.2" style:family="table-row">
      <style:table-row-properties fo:background-color="#eeeeee" fo:keep-together="auto">
        <style:background-image/>
      </style:table-row-properties>
    </style:style>
    <style:style style:name="Tabella1.A2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A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4" style:family="table-cell" style:data-style-name="N0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C5" style:family="table-cell" style:data-style-name="N0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5" style:family="table-cell" style:data-style-name="N0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6" style:family="table-row">
      <style:table-row-properties fo:background-color="#eeeeee">
        <style:background-image/>
      </style:table-row-properties>
    </style:style>
    <style:style style:name="Tabella1.8" style:family="table-row">
      <style:table-row-properties fo:background-color="#eeeeee">
        <style:background-image/>
      </style:table-row-properties>
    </style:style>
    <style:style style:name="Tabella1.10" style:family="table-row">
      <style:table-row-properties fo:background-color="#eeeeee">
        <style:background-image/>
      </style:table-row-properties>
    </style:style>
    <style:style style:name="Tabella1.11" style:family="table-row">
      <style:table-row-properties fo:background-color="transparent" fo:keep-together="always">
        <style:background-image/>
      </style:table-row-properties>
    </style:style>
    <style:style style:name="Tabella1.12" style:family="table-row">
      <style:table-row-properties fo:background-color="#eeeeee">
        <style:background-image/>
      </style:table-row-properties>
    </style:style>
    <style:style style:name="Enemiesstatsforlevel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Enemiesstatsforlevel6.A" style:family="table-column">
      <style:table-column-properties style:column-width="3.166cm" style:rel-column-width="10922*"/>
    </style:style>
    <style:style style:name="Enemiesstatsforlevel6.C" style:family="table-column">
      <style:table-column-properties style:column-width="3.166cm" style:rel-column-width="10923*"/>
    </style:style>
    <style:style style:name="Enemiesstatsforlevel6.F" style:family="table-column">
      <style:table-column-properties style:column-width="3.168cm" style:rel-column-width="10924*"/>
    </style:style>
    <style:style style:name="Enemiesstatsforlevel6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Enemiesstatsforlevel6.F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Enemiesstatsforlevel6.2" style:family="table-row">
      <style:table-row-properties fo:background-color="#eeeeee" fo:keep-together="always">
        <style:background-image/>
      </style:table-row-properties>
    </style:style>
    <style:style style:name="Enemiesstatsforlevel6.A2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F2" style:family="table-cell" style:data-style-name="N0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Enemiesstatsforlevel6.4" style:family="table-row">
      <style:table-row-properties fo:background-color="transparent" fo:keep-together="auto">
        <style:background-image/>
      </style:table-row-properties>
    </style:style>
    <style:style style:name="Enemiesstatsforlevel6.A4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B4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C4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D4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E4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F4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Enemiesstatsforlevel6.5" style:family="table-row">
      <style:table-row-properties fo:background-color="#eeeeee">
        <style:background-image/>
      </style:table-row-properties>
    </style:style>
    <style:style style:name="Enemiesstatsforlevel6.C5" style:family="table-cell" style:data-style-name="N0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6" style:family="table-row">
      <style:table-row-properties fo:background-color="transparent">
        <style:background-image/>
      </style:table-row-properties>
    </style:style>
    <style:style style:name="Enemiesstatsforlevel6.A6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B6" style:family="table-cell" style:data-style-name="N0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F6" style:family="table-cell" style:data-style-name="N0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Enemiesstatsforlevel6.7" style:family="table-row">
      <style:table-row-properties fo:background-color="#eeeeee">
        <style:background-image/>
      </style:table-row-properties>
    </style:style>
    <style:style style:name="Enemiesstatsforlevel6.8" style:family="table-row">
      <style:table-row-properties fo:background-color="transparent">
        <style:background-image/>
      </style:table-row-properties>
    </style:style>
    <style:style style:name="Enemiesstatsforlevel6.A8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B8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C8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D8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E8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F8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4.898cm" style:rel-column-width="16894*"/>
    </style:style>
    <style:style style:name="Tabella2.B" style:family="table-column">
      <style:table-column-properties style:column-width="4.701cm" style:rel-column-width="16213*"/>
    </style:style>
    <style:style style:name="Tabella2.D" style:family="table-column">
      <style:table-column-properties style:column-width="4.701cm" style:rel-column-width="16215*"/>
    </style:style>
    <style:style style:name="Tabella2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2.D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2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2.D2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2.3" style:family="table-row">
      <style:table-row-properties fo:background-color="#eeeeee" fo:keep-together="always">
        <style:background-image/>
      </style:table-row-properties>
    </style:style>
    <style:style style:name="Tabella2.A3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2.D3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2.4" style:family="table-row">
      <style:table-row-properties fo:background-color="transparent" fo:keep-together="auto">
        <style:background-image/>
      </style:table-row-properties>
    </style:style>
    <style:style style:name="Tabella2.5" style:family="table-row">
      <style:table-row-properties fo:background-color="#eeeeee">
        <style:background-image/>
      </style:table-row-properties>
    </style:style>
    <style:style style:name="Tabella2.6" style:family="table-row">
      <style:table-row-properties fo:background-color="transparent">
        <style:background-image/>
      </style:table-row-properties>
    </style:style>
    <style:style style:name="Tabella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4.898cm" style:rel-column-width="16894*"/>
    </style:style>
    <style:style style:name="Tabella3.B" style:family="table-column">
      <style:table-column-properties style:column-width="4.701cm" style:rel-column-width="16213*"/>
    </style:style>
    <style:style style:name="Tabella3.D" style:family="table-column">
      <style:table-column-properties style:column-width="4.701cm" style:rel-column-width="16215*"/>
    </style:style>
    <style:style style:name="Tabella3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3.D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3.D2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3.3" style:family="table-row">
      <style:table-row-properties fo:background-color="#eeeeee" fo:keep-together="always">
        <style:background-image/>
      </style:table-row-properties>
    </style:style>
    <style:style style:name="Tabella3.A3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3.D3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3.4" style:family="table-row">
      <style:table-row-properties fo:background-color="transparent" fo:keep-together="auto">
        <style:background-image/>
      </style:table-row-properties>
    </style:style>
    <style:style style:name="Tabella3.5" style:family="table-row">
      <style:table-row-properties fo:background-color="#eeeeee">
        <style:background-image/>
      </style:table-row-properties>
    </style:style>
    <style:style style:name="Tabella3.6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Heading_20_2">
      <style:paragraph-properties fo:break-before="page"/>
      <style:text-properties fo:language="en" fo:country="US"/>
    </style:style>
    <style:style style:name="P4" style:family="paragraph" style:parent-style-name="Table_20_Contents">
      <style:text-properties fo:color="#464453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6" style:family="paragraph" style:parent-style-name="Table_20_Contents">
      <style:text-properties officeooo:rsid="0007d375" officeooo:paragraph-rsid="0007d375"/>
    </style:style>
    <style:style style:name="P7" style:family="paragraph" style:parent-style-name="Table_20_Contents">
      <style:text-properties officeooo:paragraph-rsid="0007d375"/>
    </style:style>
    <style:style style:name="P8" style:family="paragraph" style:parent-style-name="Table_20_Contents">
      <style:text-properties officeooo:rsid="000862bd" officeooo:paragraph-rsid="000862bd"/>
    </style:style>
    <style:style style:name="P9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officeooo:rsid="0007d375"/>
    </style:style>
    <style:style style:name="T3" style:family="text">
      <style:text-properties officeooo:rsid="000862bd"/>
    </style:style>
    <style:style style:name="T4" style:family="text">
      <style:text-properties officeooo:rsid="000a4c93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Fights outcomes</text:h>
      <text:p text:style-name="P1">The rules follow the first edition of D&amp;D.</text:p>
      <text:h text:style-name="P2" text:outline-level="2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Table_20_Heading"/>
          </table:table-cell>
          <table:table-cell table:style-name="Tabella1.A1" office:value-type="string">
            <text:p text:style-name="Table_20_Heading">Sophie</text:p>
          </table:table-cell>
          <table:table-cell table:style-name="Tabella1.A1" office:value-type="string">
            <text:p text:style-name="Table_20_Heading">Calcifer</text:p>
          </table:table-cell>
          <table:table-cell table:style-name="Tabella1.A1" office:value-type="string">
            <text:p text:style-name="Table_20_Heading">Markl</text:p>
          </table:table-cell>
          <table:table-cell table:style-name="Tabella1.A1" office:value-type="string">
            <text:p text:style-name="Table_20_Heading">Heen</text:p>
          </table:table-cell>
          <table:table-cell table:style-name="Tabella1.F1" office:value-type="string">
            <text:p text:style-name="Table_20_Heading">Wow</text:p>
          </table:table-cell>
        </table:table-row>
        <table:table-row table:style-name="Tabella1.2">
          <table:table-cell table:style-name="Tabella1.A2" office:value-type="string">
            <text:p text:style-name="Table_20_Contents">Class</text:p>
          </table:table-cell>
          <table:table-cell table:style-name="Tabella1.A2" office:value-type="string">
            <text:p text:style-name="P6">Magic-user</text:p>
          </table:table-cell>
          <table:table-cell table:style-name="Tabella1.A2" office:value-type="string">
            <text:p text:style-name="Table_20_Contents">Elf</text:p>
          </table:table-cell>
          <table:table-cell table:style-name="Tabella1.A2" office:value-type="string">
            <text:p text:style-name="P6">Magic-user</text:p>
          </table:table-cell>
          <table:table-cell table:style-name="Tabella1.A2" office:value-type="string">
            <text:p text:style-name="P6">Warrior</text:p>
          </table:table-cell>
          <table:table-cell table:style-name="Tabella1.F2" office:value-type="string">
            <text:p text:style-name="P6">Old Cleric</text:p>
          </table:table-cell>
        </table:table-row>
        <table:table-row>
          <table:table-cell table:style-name="Tabella1.A3" office:value-type="string">
            <text:p text:style-name="Table_20_Contents">Level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F3" office:value-type="string">
            <text:p text:style-name="Table_20_Contents">5 /t 6</text:p>
          </table:table-cell>
        </table:table-row>
        <table:table-row table:style-name="Tabella1.4">
          <table:table-cell table:style-name="Tabella1.A2" office:value-type="string">
            <text:p text:style-name="Table_20_Contents">Strength</text:p>
          </table:table-cell>
          <table:table-cell table:style-name="Tabella1.B4" office:value-type="float" office:value="8">
            <text:p text:style-name="Table_20_Contents">8</text:p>
          </table:table-cell>
          <table:table-cell table:style-name="Tabella1.A2" office:value-type="string">
            <text:p text:style-name="Table_20_Contents">15 /t 16</text:p>
          </table:table-cell>
          <table:table-cell table:style-name="Tabella1.B4" office:value-type="float" office:value="7">
            <text:p text:style-name="Table_20_Contents">7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F4" office:value-type="float" office:value="12">
            <text:p text:style-name="P6">12</text:p>
          </table:table-cell>
        </table:table-row>
        <table:table-row>
          <table:table-cell table:style-name="Tabella1.A3" office:value-type="string">
            <text:p text:style-name="Table_20_Contents">Constitution</text:p>
          </table:table-cell>
          <table:table-cell table:style-name="Tabella1.A3" office:value-type="string">
            <text:p text:style-name="Table_20_Contents">13 /<text:span text:style-name="T2">t 14</text:span>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1">
            <text:p text:style-name="Table_20_Contents">11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F5" office:value-type="float" office:value="13">
            <text:p text:style-name="Table_20_Contents">13</text:p>
          </table:table-cell>
        </table:table-row>
        <table:table-row table:style-name="Tabella1.6">
          <table:table-cell table:style-name="Tabella1.A2" office:value-type="string">
            <text:p text:style-name="Table_20_Contents">Dexterity</text:p>
          </table:table-cell>
          <table:table-cell table:style-name="Tabella1.B4" office:value-type="float" office:value="14">
            <text:p text:style-name="Table_20_Contents">1<text:span text:style-name="T2">4</text:span></text:p>
          </table:table-cell>
          <table:table-cell table:style-name="Tabella1.B4" office:value-type="float" office:value="12">
            <text:p text:style-name="Table_20_Contents">1<text:span text:style-name="T2">2</text:span></text:p>
          </table:table-cell>
          <table:table-cell table:style-name="Tabella1.B4" office:value-type="float" office:value="16">
            <text:p text:style-name="Table_20_Contents">1<text:span text:style-name="T2">6</text:span>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Intelligence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2">
            <text:p text:style-name="Table_20_Contents">12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F3" office:value-type="string">
            <text:p text:style-name="Table_20_Contents">1<text:span text:style-name="T2">4</text:span></text:p>
          </table:table-cell>
        </table:table-row>
        <table:table-row table:style-name="Tabella1.8">
          <table:table-cell table:style-name="Tabella1.A2" office:value-type="string">
            <text:p text:style-name="Table_20_Contents">Wisdom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2" office:value-type="string">
            <text:p text:style-name="P7">15 /t 16</text:p>
          </table:table-cell>
        </table:table-row>
        <table:table-row>
          <table:table-cell table:style-name="Tabella1.A3" office:value-type="string">
            <text:p text:style-name="Table_20_Contents">Charisma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4">
            <text:p text:style-name="Table_20_Contents">14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F5" office:value-type="float" office:value="10">
            <text:p text:style-name="Table_20_Contents">10</text:p>
          </table:table-cell>
        </table:table-row>
        <table:table-row table:style-name="Tabella1.10">
          <table:table-cell table:style-name="Tabella1.A2" office:value-type="string">
            <text:p text:style-name="Table_20_Contents">HP</text:p>
          </table:table-cell>
          <table:table-cell table:style-name="Tabella1.A2" office:value-type="string">
            <text:p text:style-name="Table_20_Contents">24 /t +5</text:p>
          </table:table-cell>
          <table:table-cell table:style-name="Tabella1.A2" office:value-type="string">
            <text:p text:style-name="Table_20_Contents">40 /t +6</text:p>
          </table:table-cell>
          <table:table-cell table:style-name="Tabella1.A2" office:value-type="string">
            <text:p text:style-name="Table_20_Contents">20 /t +4</text:p>
          </table:table-cell>
          <table:table-cell table:style-name="Tabella1.A2" office:value-type="string">
            <text:p text:style-name="Table_20_Contents">48 /t +11</text:p>
          </table:table-cell>
          <table:table-cell table:style-name="Tabella1.F2" office:value-type="string">
            <text:p text:style-name="Table_20_Contents">24 /t +5</text:p>
          </table:table-cell>
        </table:table-row>
        <table:table-row table:style-name="Tabella1.11">
          <table:table-cell table:style-name="Tabella1.A3" office:value-type="string">
            <text:p text:style-name="Table_20_Contents">AC</text:p>
          </table:table-cell>
          <table:table-cell table:style-name="Tabella1.C5" office:value-type="float" office:value="8">
            <text:p text:style-name="P6">8</text:p>
          </table:table-cell>
          <table:table-cell table:style-name="Tabella1.C5" office:value-type="float" office:value="6">
            <text:p text:style-name="P6">6</text:p>
          </table:table-cell>
          <table:table-cell table:style-name="Tabella1.C5" office:value-type="float" office:value="7">
            <text:p text:style-name="P6">7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F5" office:value-type="float" office:value="9">
            <text:p text:style-name="Table_20_Contents">9</text:p>
          </table:table-cell>
        </table:table-row>
        <table:table-row table:style-name="Tabella1.12">
          <table:table-cell table:style-name="Tabella1.A3" office:value-type="string">
            <text:p text:style-name="Table_20_Contents">TAC0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A3" office:value-type="string">
            <text:p text:style-name="Table_20_Contents">14 /t 13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2">
            <text:p text:style-name="Table_20_Contents">12</text:p>
          </table:table-cell>
          <table:table-cell table:style-name="Tabella1.F5" office:value-type="float" office:value="16">
            <text:p text:style-name="Table_20_Contents">16</text:p>
          </table:table-cell>
        </table:table-row>
      </table:table>
      <text:p text:style-name="P1"/>
      <text:p text:style-name="P1">AC= 9 – Bonus Dexterity</text:p>
      <text:p text:style-name="P1">Heen starts with leather armor and with a Club (1d4). </text:p>
      <text:p text:style-name="P1">Calcifer starts with the mail chain and with a Short Sword (1d6)</text:p>
      <text:p text:style-name="P1">Team’s speed on game map: 8 km/h </text:p>
      <text:h text:style-name="P2" text:outline-level="2">Enemies stats for level 6: Cal</text:h>
      <table:table table:name="Enemiesstatsforlevel6" table:style-name="Enemiesstatsforlevel6">
        <table:table-column table:style-name="Enemiesstatsforlevel6.A" table:number-columns-repeated="2"/>
        <table:table-column table:style-name="Enemiesstatsforlevel6.C"/>
        <table:table-column table:style-name="Enemiesstatsforlevel6.A" table:number-columns-repeated="2"/>
        <table:table-column table:style-name="Enemiesstatsforlevel6.F"/>
        <table:table-header-rows>
          <table:table-row>
            <table:table-cell table:style-name="Enemiesstatsforlevel6.A1" office:value-type="string">
              <text:p text:style-name="Table_20_Heading"/>
            </table:table-cell>
            <table:table-cell table:style-name="Enemiesstatsforlevel6.A1" office:value-type="string">
              <text:p text:style-name="Table_20_Heading">Civil</text:p>
            </table:table-cell>
            <table:table-cell table:style-name="Enemiesstatsforlevel6.A1" office:value-type="string">
              <text:p text:style-name="Table_20_Heading">Soldier</text:p>
            </table:table-cell>
            <table:table-cell table:style-name="Enemiesstatsforlevel6.A1" office:value-type="string">
              <text:p text:style-name="Table_20_Heading">Mud-Spammer</text:p>
            </table:table-cell>
            <table:table-cell table:style-name="Enemiesstatsforlevel6.A1" office:value-type="string">
              <text:p text:style-name="Table_20_Heading">Rat</text:p>
            </table:table-cell>
            <table:table-cell table:style-name="Enemiesstatsforlevel6.F1" office:value-type="string">
              <text:p text:style-name="Table_20_Heading">Sewer-Monster</text:p>
            </table:table-cell>
          </table:table-row>
        </table:table-header-rows>
        <table:table-row table:style-name="Enemiesstatsforlevel6.2">
          <table:table-cell table:style-name="Enemiesstatsforlevel6.A2" office:value-type="string">
            <text:p text:style-name="Table_20_Contents">Level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F2">
            <text:p text:style-name="Table_20_Contents"/>
          </table:table-cell>
        </table:table-row>
        <table:table-row table:style-name="Enemiesstatsforlevel6.2">
          <table:table-cell table:style-name="Enemiesstatsforlevel6.A2" office:value-type="string">
            <text:p text:style-name="P6">Strenght</text:p>
          </table:table-cell>
          <table:table-cell table:style-name="Enemiesstatsforlevel6.A2" office:value-type="string">
            <text:p text:style-name="P6">+0</text:p>
          </table:table-cell>
          <table:table-cell table:style-name="Enemiesstatsforlevel6.A2" office:value-type="string">
            <text:p text:style-name="P6">+1</text:p>
          </table:table-cell>
          <table:table-cell table:style-name="Enemiesstatsforlevel6.A2" office:value-type="string">
            <text:p text:style-name="P6">+1</text:p>
          </table:table-cell>
          <table:table-cell table:style-name="Enemiesstatsforlevel6.A2" office:value-type="string">
            <text:p text:style-name="P6">+0</text:p>
          </table:table-cell>
          <table:table-cell table:style-name="Enemiesstatsforlevel6.F2" office:value-type="float" office:value="3">
            <text:p text:style-name="P6">3</text:p>
          </table:table-cell>
        </table:table-row>
        <table:table-row table:style-name="Enemiesstatsforlevel6.4">
          <table:table-cell table:style-name="Enemiesstatsforlevel6.A6" office:value-type="string">
            <text:p text:style-name="Table_20_Contents">Speed on map</text:p>
          </table:table-cell>
          <table:table-cell table:style-name="Enemiesstatsforlevel6.E4" office:value-type="string">
            <text:p text:style-name="Table_20_Contents">8 km/h</text:p>
          </table:table-cell>
          <table:table-cell table:style-name="Enemiesstatsforlevel6.C4" office:value-type="string">
            <text:p text:style-name="Table_20_Contents">5 km/h</text:p>
          </table:table-cell>
          <table:table-cell table:style-name="Enemiesstatsforlevel6.E4" office:value-type="string">
            <text:p text:style-name="Table_20_Contents">5 km/h</text:p>
          </table:table-cell>
          <table:table-cell table:style-name="Enemiesstatsforlevel6.E4" office:value-type="string">
            <text:p text:style-name="Table_20_Contents">10 km/h</text:p>
          </table:table-cell>
          <table:table-cell table:style-name="Enemiesstatsforlevel6.F4" office:value-type="string">
            <text:p text:style-name="Table_20_Contents">X</text:p>
          </table:table-cell>
        </table:table-row>
        <table:table-row table:style-name="Enemiesstatsforlevel6.5">
          <table:table-cell table:style-name="Enemiesstatsforlevel6.A2" office:value-type="string">
            <text:p text:style-name="Table_20_Contents">HP</text:p>
          </table:table-cell>
          <table:table-cell table:style-name="Enemiesstatsforlevel6.A2" office:value-type="string">
            <text:p text:style-name="P8">10</text:p>
          </table:table-cell>
          <table:table-cell table:style-name="Enemiesstatsforlevel6.C5" office:value-type="float" office:value="32">
            <text:p text:style-name="Table_20_Contents">32</text:p>
          </table:table-cell>
          <table:table-cell table:style-name="Enemiesstatsforlevel6.A2" office:value-type="string">
            <text:p text:style-name="P8">30</text:p>
          </table:table-cell>
          <table:table-cell table:style-name="Enemiesstatsforlevel6.A2" office:value-type="string">
            <text:p text:style-name="P8">13</text:p>
          </table:table-cell>
          <table:table-cell table:style-name="Enemiesstatsforlevel6.F2" office:value-type="float" office:value="100">
            <text:p text:style-name="Table_20_Contents"><text:span text:style-name="T3">10</text:span>0</text:p>
          </table:table-cell>
        </table:table-row>
        <table:table-row table:style-name="Enemiesstatsforlevel6.6">
          <table:table-cell table:style-name="Enemiesstatsforlevel6.A6" office:value-type="string">
            <text:p text:style-name="Table_20_Contents">AC</text:p>
          </table:table-cell>
          <table:table-cell table:style-name="Enemiesstatsforlevel6.B6" office:value-type="float" office:value="9">
            <text:p text:style-name="Table_20_Contents">9</text:p>
          </table:table-cell>
          <table:table-cell table:style-name="Enemiesstatsforlevel6.B6" office:value-type="float" office:value="5">
            <text:p text:style-name="Table_20_Contents">5</text:p>
          </table:table-cell>
          <table:table-cell table:style-name="Enemiesstatsforlevel6.B6" office:value-type="float" office:value="7">
            <text:p text:style-name="Table_20_Contents">7</text:p>
          </table:table-cell>
          <table:table-cell table:style-name="Enemiesstatsforlevel6.B6" office:value-type="float" office:value="5">
            <text:p text:style-name="Table_20_Contents">5</text:p>
          </table:table-cell>
          <table:table-cell table:style-name="Enemiesstatsforlevel6.F6" office:value-type="float" office:value="7">
            <text:p text:style-name="Table_20_Contents">7</text:p>
          </table:table-cell>
        </table:table-row>
        <table:table-row table:style-name="Enemiesstatsforlevel6.7">
          <table:table-cell table:style-name="Enemiesstatsforlevel6.A2" office:value-type="string">
            <text:p text:style-name="Table_20_Contents">TAC0</text:p>
          </table:table-cell>
          <table:table-cell table:style-name="Enemiesstatsforlevel6.C5" office:value-type="float" office:value="18">
            <text:p text:style-name="Table_20_Contents">18</text:p>
          </table:table-cell>
          <table:table-cell table:style-name="Enemiesstatsforlevel6.C5" office:value-type="float" office:value="10">
            <text:p text:style-name="Table_20_Contents">10</text:p>
          </table:table-cell>
          <table:table-cell table:style-name="Enemiesstatsforlevel6.C5" office:value-type="float" office:value="16">
            <text:p text:style-name="Table_20_Contents">16</text:p>
          </table:table-cell>
          <table:table-cell table:style-name="Enemiesstatsforlevel6.C5" office:value-type="float" office:value="12">
            <text:p text:style-name="Table_20_Contents">12</text:p>
          </table:table-cell>
          <table:table-cell table:style-name="Enemiesstatsforlevel6.F2" office:value-type="float" office:value="9">
            <text:p text:style-name="Table_20_Contents">9</text:p>
          </table:table-cell>
        </table:table-row>
        <table:table-row table:style-name="Enemiesstatsforlevel6.8">
          <table:table-cell table:style-name="Enemiesstatsforlevel6.A8" office:value-type="string">
            <text:p text:style-name="Table_20_Contents">Dice type</text:p>
          </table:table-cell>
          <table:table-cell table:style-name="Enemiesstatsforlevel6.B8" office:value-type="string">
            <text:p text:style-name="P8">1d4</text:p>
          </table:table-cell>
          <table:table-cell table:style-name="Enemiesstatsforlevel6.C8" office:value-type="string">
            <text:p text:style-name="Table_20_Contents">1d6</text:p>
          </table:table-cell>
          <table:table-cell table:style-name="Enemiesstatsforlevel6.D8" office:value-type="string">
            <text:p text:style-name="P8">1d6</text:p>
          </table:table-cell>
          <table:table-cell table:style-name="Enemiesstatsforlevel6.E8" office:value-type="string">
            <text:p text:style-name="P8"><text:span text:style-name="T4">2</text:span>d4</text:p>
          </table:table-cell>
          <table:table-cell table:style-name="Enemiesstatsforlevel6.F8" office:value-type="string">
            <text:p text:style-name="Table_20_Contents">1d12</text:p>
          </table:table-cell>
        </table:table-row>
      </table:table>
      <text:p text:style-name="P1"/>
      <text:h text:style-name="P3" text:outline-level="2">Team’s damage</text:h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header-rows>
          <table:table-row>
            <table:table-cell table:style-name="Tabella2.A1" office:value-type="string">
              <text:p text:style-name="Table_20_Heading">Character</text:p>
            </table:table-cell>
            <table:table-cell table:style-name="Tabella2.A1" office:value-type="string">
              <text:p text:style-name="Table_20_Heading">Damage</text:p>
            </table:table-cell>
            <table:table-cell table:style-name="Tabella2.A1" office:value-type="string">
              <text:p text:style-name="Table_20_Heading">Computation</text:p>
            </table:table-cell>
            <table:table-cell table:style-name="Tabella2.D1" office:value-type="string">
              <text:p text:style-name="Table_20_Heading">Total</text:p>
            </table:table-cell>
          </table:table-row>
        </table:table-header-rows>
        <table:table-row>
          <table:table-cell table:style-name="Tabella2.A2" office:value-type="string">
            <text:p text:style-name="Table_20_Contents">Heen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3</text:p>
          </table:table-cell>
          <table:table-cell table:style-name="Tabella2.D2" office:value-type="string">
            <text:p text:style-name="Table_20_Contents">8.5</text:p>
          </table:table-cell>
        </table:table-row>
        <table:table-row table:style-name="Tabella2.3">
          <table:table-cell table:style-name="Tabella2.A3" office:value-type="string">
            <text:p text:style-name="Table_20_Contents">Calcifer</text:p>
          </table:table-cell>
          <table:table-cell table:style-name="Tabella2.A3" office:value-type="string">
            <text:p text:style-name="Table_20_Contents">1d10 + strength</text:p>
          </table:table-cell>
          <table:table-cell table:style-name="Tabella2.A3" office:value-type="string">
            <text:p text:style-name="Table_20_Contents">5.5 + 2</text:p>
          </table:table-cell>
          <table:table-cell table:style-name="Tabella2.D3" office:value-type="string">
            <text:p text:style-name="Table_20_Contents">7.5</text:p>
          </table:table-cell>
        </table:table-row>
        <table:table-row table:style-name="Tabella2.4">
          <table:table-cell table:style-name="Tabella2.A2" office:value-type="string">
            <text:p text:style-name="Table_20_Contents">Sophie</text:p>
          </table:table-cell>
          <table:table-cell table:style-name="Tabella2.A2" office:value-type="string">
            <text:p text:style-name="Table_20_Contents">3d4 <text:span text:style-name="T2">+3</text:span></text:p>
          </table:table-cell>
          <table:table-cell table:style-name="Tabella2.A2" office:value-type="string">
            <text:p text:style-name="P6">7.5 +3</text:p>
          </table:table-cell>
          <table:table-cell table:style-name="Tabella2.D2" office:value-type="string">
            <text:p text:style-name="Table_20_Contents"><text:span text:style-name="T2">10</text:span>.5</text:p>
          </table:table-cell>
        </table:table-row>
        <table:table-row table:style-name="Tabella2.5">
          <table:table-cell table:style-name="Tabella2.A3" office:value-type="string">
            <text:p text:style-name="Table_20_Contents">WoW</text:p>
          </table:table-cell>
          <table:table-cell table:style-name="Tabella2.A3" office:value-type="string">
            <text:p text:style-name="Table_20_Contents">1d<text:span text:style-name="T2">6</text:span> + <text:span text:style-name="T2">strength</text:span></text:p>
          </table:table-cell>
          <table:table-cell table:style-name="Tabella2.A3" office:value-type="string">
            <text:p text:style-name="Table_20_Contents">4.5 + 2.5</text:p>
          </table:table-cell>
          <table:table-cell table:style-name="Tabella2.D3" office:value-type="string">
            <text:p text:style-name="Table_20_Contents">7</text:p>
          </table:table-cell>
        </table:table-row>
        <table:table-row table:style-name="Tabella2.6">
          <table:table-cell table:style-name="Tabella2.A2" office:value-type="string">
            <text:p text:style-name="Table_20_Contents">Markl</text:p>
          </table:table-cell>
          <table:table-cell table:style-name="Tabella2.A2" office:value-type="string">
            <text:p text:style-name="Table_20_Contents">2d4 <text:span text:style-name="T2">+2</text:span></text:p>
          </table:table-cell>
          <table:table-cell table:style-name="Tabella2.A2" office:value-type="string">
            <text:p text:style-name="P6">5 + 2</text:p>
          </table:table-cell>
          <table:table-cell table:style-name="Tabella2.D2" office:value-type="string">
            <text:p text:style-name="P6">7</text:p>
          </table:table-cell>
        </table:table-row>
      </table:table>
      <text:h text:style-name="P3" text:outline-level="2">Fight against mud monster</text:h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header-rows>
          <table:table-row>
            <table:table-cell table:style-name="Tabella3.A1" office:value-type="string">
              <text:p text:style-name="Table_20_Heading">Character</text:p>
            </table:table-cell>
            <table:table-cell table:style-name="Tabella3.A1" office:value-type="string">
              <text:p text:style-name="Table_20_Heading">Damage</text:p>
            </table:table-cell>
            <table:table-cell table:style-name="Tabella3.A1" office:value-type="string">
              <text:p text:style-name="Table_20_Heading">Computation</text:p>
            </table:table-cell>
            <table:table-cell table:style-name="Tabella3.D1" office:value-type="string">
              <text:p text:style-name="Table_20_Heading">Total</text:p>
            </table:table-cell>
          </table:table-row>
        </table:table-header-rows>
        <table:table-row>
          <table:table-cell table:style-name="Tabella3.A2" office:value-type="string">
            <text:p text:style-name="Table_20_Contents">Heen</text:p>
          </table:table-cell>
          <table:table-cell table:style-name="Tabella3.A2" office:value-type="string">
            <text:p text:style-name="Table_20_Contents"><text:span text:style-name="T1">8.5 × P(1d20 </text:span>≥<text:span text:style-name="T1"> 5)</text:span>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  <table:table-row table:style-name="Tabella3.3">
          <table:table-cell table:style-name="Tabella3.A3" office:value-type="string">
            <text:p text:style-name="Table_20_Contents">Calcifer</text:p>
          </table:table-cell>
          <table:table-cell table:style-name="Tabella3.A3" office:value-type="string">
            <text:p text:style-name="Table_20_Contents">7.5 × P(1d20 ≥ 7)</text:p>
          </table:table-cell>
          <table:table-cell table:style-name="Tabella3.A3" office:value-type="string">
            <text:p text:style-name="Table_20_Contents">7.5 × 0.65</text:p>
          </table:table-cell>
          <table:table-cell table:style-name="Tabella3.D3" office:value-type="string">
            <text:p text:style-name="Table_20_Contents">4.875</text:p>
          </table:table-cell>
        </table:table-row>
        <table:table-row table:style-name="Tabella3.4">
          <table:table-cell table:style-name="Tabella3.A2" office:value-type="string">
            <text:p text:style-name="Table_20_Contents">Sophie</text:p>
          </table:table-cell>
          <table:table-cell table:style-name="Tabella3.A2" office:value-type="string">
            <text:p text:style-name="Table_20_Contents">3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7.5</text:p>
          </table:table-cell>
        </table:table-row>
        <table:table-row table:style-name="Tabella3.5">
          <table:table-cell table:style-name="Tabella3.A3" office:value-type="string">
            <text:p text:style-name="Table_20_Contents">WoW</text:p>
          </table:table-cell>
          <table:table-cell table:style-name="Tabella3.A3" office:value-type="string">
            <text:p text:style-name="Table_20_Contents">8.5 × P(1d20 ≥ 5)</text:p>
          </table:table-cell>
          <table:table-cell table:style-name="Tabella3.A3" office:value-type="string">
            <text:p text:style-name="Table_20_Contents">8.5 × 0.75</text:p>
          </table:table-cell>
          <table:table-cell table:style-name="Tabella3.D3" office:value-type="string">
            <text:p text:style-name="Table_20_Contents">6.375</text:p>
          </table:table-cell>
        </table:table-row>
        <table:table-row table:style-name="Tabella3.6">
          <table:table-cell table:style-name="Tabella3.A2" office:value-type="string">
            <text:p text:style-name="Table_20_Contents">Markl</text:p>
          </table:table-cell>
          <table:table-cell table:style-name="Tabella3.A2" office:value-type="string">
            <text:p text:style-name="Table_20_Contents">2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5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7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8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9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0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4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0.06pt fine-dashed #000000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8-12-29T17:54:45.706000000</dc:date>
    <meta:editing-duration>PT5H50M54S</meta:editing-duration>
    <meta:editing-cycles>112</meta:editing-cycles>
    <meta:generator>LibreOffice/6.1.2.1$Windows_X86_64 LibreOffice_project/65905a128db06ba48db947242809d14d3f9a93fe</meta:generator>
    <meta:document-statistic meta:table-count="5" meta:image-count="0" meta:object-count="0" meta:page-count="3" meta:paragraph-count="171" meta:word-count="301" meta:character-count="1152" meta:non-whitespace-character-count="1020"/>
    <meta:template xlink:type="simple" xlink:actuate="onRequest" xlink:title="" xlink:href="../MasterGameDesignDocument.odm" meta:date="2018-12-28T17:59:39.048000000"/>
  </office:meta>
</office:document-meta>
</file>